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heavy" svg:font-family="'Helvetica heavy'"/>
    <style:font-face style:name="Helvetica light" svg:font-family="'Helvetica light'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8ed47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fo:font-weight="bold" officeooo:rsid="0006a1f1" officeooo:paragraph-rsid="0006a1f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bold" officeooo:rsid="0014ce25" officeooo:paragraph-rsid="0014ce2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2pt" fo:font-weight="bold" officeooo:rsid="000e1e81" officeooo:paragraph-rsid="000e1e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12pt" fo:font-weight="bold" officeooo:rsid="0017add7" officeooo:paragraph-rsid="0017add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12pt" fo:font-weight="normal" officeooo:rsid="000e1e81" officeooo:paragraph-rsid="000e1e8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 Light" fo:font-size="12pt" fo:font-weight="normal" officeooo:rsid="00117333" officeooo:paragraph-rsid="0011733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 Light" fo:font-size="12pt" fo:font-weight="normal" officeooo:rsid="0014ce25" officeooo:paragraph-rsid="0014ce2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size="12pt" fo:font-weight="normal" officeooo:rsid="0025071b" officeooo:paragraph-rsid="0025071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12pt" fo:font-weight="normal" officeooo:rsid="002ac5b4" officeooo:paragraph-rsid="002ac5b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size="12pt" fo:font-style="italic" fo:font-weight="bold" officeooo:rsid="0017add7" officeooo:paragraph-rsid="0017add7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officeooo:paragraph-rsid="0017add7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d47" style:font-weight-asian="normal" style:font-weight-complex="normal"/>
    </style:style>
    <style:style style:name="T3" style:family="text">
      <style:text-properties fo:font-weight="normal" officeooo:rsid="001a78bf" style:font-weight-asian="normal" style:font-weight-complex="normal"/>
    </style:style>
    <style:style style:name="T4" style:family="text">
      <style:text-properties officeooo:rsid="0014ce25"/>
    </style:style>
    <style:style style:name="T5" style:family="text">
      <style:text-properties style:font-name="Calibri Light" fo:font-size="12pt" fo:font-weight="normal" officeooo:rsid="0017add7" style:font-size-asian="10.5pt" style:font-weight-asian="normal" style:font-size-complex="12pt" style:font-weight-complex="normal"/>
    </style:style>
    <style:style style:name="T6" style:family="text">
      <style:text-properties style:font-name="Calibri Light" fo:font-size="12pt" fo:font-weight="normal" officeooo:rsid="001aa415" style:font-size-asian="10.5pt" style:font-weight-asian="normal" style:font-size-complex="12pt" style:font-weight-complex="normal"/>
    </style:style>
    <style:style style:name="T7" style:family="text">
      <style:text-properties style:font-name="Calibri Light" fo:font-size="12pt" fo:font-style="italic" fo:font-weight="normal" officeooo:rsid="0017add7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Calibri Light" fo:font-size="12pt" fo:font-style="italic" fo:font-weight="normal" officeooo:rsid="0018ed47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officeooo:rsid="002759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tro-Fiasco</text:p>
      <text:p text:style-name="P8">A Space Adventure</text:p>
      <text:p text:style-name="P5"/>
      <text:p text:style-name="P5">About the Game:</text:p>
      <text:p text:style-name="P7">In <text:span text:style-name="T4">Astro-Fiasco</text:span> you play as a small, </text:p>
      <text:p text:style-name="P4"/>
      <text:p text:style-name="P5">Inspirations:</text:p>
      <text:p text:style-name="P1"><text:span text:style-name="T7">- Space Invaders </text:span><text:span text:style-name="T8">(1978)</text:span><text:span text:style-name="T7">:</text:span></text:p>
      <text:p text:style-name="P9">This was the starting point I chose for my game so naturally it was an inspiration for the project, you move side to side and shoot aliens, in Astro-Fiasco you move and <text:span text:style-name="T9">shoot at things.</text:span></text:p>
      <text:p text:style-name="P11"><text:span text:style-name="T1"/></text:p>
      <text:p text:style-name="P11"><text:span text:style-name="T1">- Asteroids </text:span><text:span text:style-name="T2">(197</text:span><text:span text:style-name="T3">9</text:span><text:span text:style-name="T2">)</text:span><text:span text:style-name="T1">:</text:span></text:p>
      <text:p text:style-name="P10">Asteroids was one of my main inspirations for where I was going to take the game, to have rotational movement and targets flying towards the player that they must dodge and shoot at</text:p>
      <text:p text:style-name="P12"><text:span text:style-name="T5">- Luftr</text:span><text:span text:style-name="T6">a</text:span><text:span text:style-name="T5">users </text:span><text:span text:style-name="T6">(2014):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heavy" svg:font-family="'Helvetica heavy'"/>
    <style:font-face style:name="Helvetica light" svg:font-family="'Helvetica light'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08:49.663000000</meta:creation-date>
    <dc:date>2018-01-08T14:27:41.450000000</dc:date>
    <meta:editing-duration>PT1H8M8S</meta:editing-duration>
    <meta:editing-cycles>20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0" meta:word-count="93" meta:character-count="524" meta:non-whitespace-character-count="440"/>
  </office:meta>
</office:document-meta>
</file>